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190d" officeooo:paragraph-rsid="0007190d"/>
    </style:style>
    <style:style style:name="P2" style:family="paragraph" style:parent-style-name="Standard">
      <style:paragraph-properties fo:text-align="start" style:justify-single-word="false"/>
      <style:text-properties officeooo:rsid="000736a5" officeooo:paragraph-rsid="000736a5"/>
    </style:style>
    <style:style style:name="P3" style:family="paragraph" style:parent-style-name="Standard">
      <style:paragraph-properties fo:text-align="start" style:justify-single-word="false"/>
      <style:text-properties officeooo:rsid="0007d8ad" officeooo:paragraph-rsid="0007d8ad"/>
    </style:style>
    <style:style style:name="P4" style:family="paragraph" style:parent-style-name="Standard">
      <style:paragraph-properties fo:text-align="start" style:justify-single-word="false"/>
      <style:text-properties officeooo:rsid="00099ed7" officeooo:paragraph-rsid="00099ed7"/>
    </style:style>
    <style:style style:name="T1" style:family="text">
      <style:text-properties officeooo:rsid="00073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É necessário fazer uma </text:span>faculdade para entrar em uma carreira de design?</text:p>
      <text:p text:style-name="P1"><text:s text:c="2"/></text:p>
      <text:p text:style-name="P3">A resposta é simples: não</text:p>
      <text:p text:style-name="P3"/>
      <text:p text:style-name="P2">As faculdades estão em decadência no mercado digital!</text:p>
      <text:p text:style-name="P3">Isso por que garantir seu posicioamento, estrategias e atracao de um publico em mdias vão muito alem de um certificado. Entretanto conteudos podem ser feitos apartir dela.</text:p>
      <text:p text:style-name="P3"/>
      <text:p text:style-name="P4">Nesse contexto, faculdade pode te tornar um exper na resoluçao de problemas e precisara de uma equipe para levar esse remedio em diante, essa equipe é necessaria</text:p>
      <text:p text:style-name="P1">Não ha limite de idade para entrar em uma faculdade.</text:p>
      <text:p text:style-name="P1">Por que fazer faculdade é importante?</text:p>
      <text:p text:style-name="P1">Qual o obetivo de uma faculdade </text:p>
      <text:p text:style-name="P3">qual a profissao mais facil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9:51:11.849246957</meta:creation-date>
    <dc:date>2022-06-06T21:16:20.189257032</dc:date>
    <meta:editing-duration>PT23M36S</meta:editing-duration>
    <meta:editing-cycles>1</meta:editing-cycles>
    <meta:document-statistic meta:table-count="0" meta:image-count="0" meta:object-count="0" meta:page-count="1" meta:paragraph-count="10" meta:word-count="106" meta:character-count="632" meta:non-whitespace-character-count="532"/>
    <meta:generator>LibreOffice/6.4.7.2$Linux_X86_64 LibreOffice_project/40$Build-2</meta:generator>
  </office:meta>
</office:document-meta>
</file>